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59cm" table:align="margins"/>
    </style:style>
    <style:style style:name="Tabella1.A" style:family="table-column">
      <style:table-column-properties style:column-width="5.863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59cm" table:align="margins"/>
    </style:style>
    <style:style style:name="Tabella5.A" style:family="table-column">
      <style:table-column-properties style:column-width="8.793cm" style:rel-column-width="32760*"/>
    </style:style>
    <style:style style:name="Tabella5.B" style:family="table-column">
      <style:table-column-properties style:column-width="8.797cm" style:rel-column-width="32775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B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.59cm" table:align="margins"/>
    </style:style>
    <style:style style:name="Tabella6.A" style:family="table-column">
      <style:table-column-properties style:column-width="8.795cm" style:rel-column-width="32767*"/>
    </style:style>
    <style:style style:name="Tabella6.B" style:family="table-column">
      <style:table-column-properties style:column-width="8.795cm" style:rel-column-width="32768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59cm" fo:break-before="page" table:align="margins"/>
    </style:style>
    <style:style style:name="Tabella7.A" style:family="table-column">
      <style:table-column-properties style:column-width="8.795cm" style:rel-column-width="32767*"/>
    </style:style>
    <style:style style:name="Tabella7.B" style:family="table-column">
      <style:table-column-properties style:column-width="8.795cm" style:rel-column-width="32768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.59cm" table:align="margins"/>
    </style:style>
    <style:style style:name="Tabella4.A" style:family="table-column">
      <style:table-column-properties style:column-width="8.795cm" style:rel-column-width="32767*"/>
    </style:style>
    <style:style style:name="Tabella4.B" style:family="table-column">
      <style:table-column-properties style:column-width="8.79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10" style:family="table-row">
      <style:table-row-properties style:min-row-height="0.861cm"/>
    </style:style>
    <style:style style:name="Tabella3" style:family="table">
      <style:table-properties style:width="17.484cm" fo:margin-left="0.095cm" table:align="left"/>
    </style:style>
    <style:style style:name="Tabella3.A" style:family="table-column">
      <style:table-column-properties style:column-width="8.691cm"/>
    </style:style>
    <style:style style:name="Tabella3.B" style:family="table-column">
      <style:table-column-properties style:column-width="8.793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595cm" fo:margin-left="0cm" table:align="left"/>
    </style:style>
    <style:style style:name="Tabella2.A" style:family="table-column">
      <style:table-column-properties style:column-width="13.203cm"/>
    </style:style>
    <style:style style:name="Tabella2.B" style:family="table-column">
      <style:table-column-properties style:column-width="4.3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6pt" fo:font-weight="normal" officeooo:rsid="0001f4db" officeooo:paragraph-rsid="0001f4db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1f4db" officeooo:paragraph-rsid="0001f4db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normal" officeooo:rsid="0001f4db" officeooo:paragraph-rsid="0001f4db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01f4db" officeooo:paragraph-rsid="0001f4db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e8a8f" officeooo:paragraph-rsid="00103d16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28d29" officeooo:paragraph-rsid="00128d29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1c1e7c" officeooo:rsid="0001f4db" officeooo:paragraph-rsid="0001f4db"/>
    </style:style>
    <style:style style:name="P8" style:family="paragraph" style:parent-style-name="Standard">
      <style:paragraph-properties fo:text-align="center" style:justify-single-word="false"/>
      <style:text-properties fo:color="#1c1e7c" fo:font-size="20pt" fo:font-weight="bold" officeooo:rsid="0001f4db" officeooo:paragraph-rsid="0001f4db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1c1e7c" fo:font-size="40pt" fo:font-weight="bold" officeooo:rsid="0001f4db" officeooo:paragraph-rsid="0001f4db" style:font-size-asian="35pt" style:font-weight-asian="bold" style:font-size-complex="40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fo:font-size="40pt" fo:font-weight="bold" officeooo:rsid="0001f4db" officeooo:paragraph-rsid="0001f4db" style:font-size-asian="35pt" style:font-weight-asian="bold" style:font-size-complex="40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fo:font-size="20pt" fo:font-weight="bold" officeooo:rsid="0001f4db" officeooo:paragraph-rsid="0001f4db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font-size="20pt" fo:font-weight="bold" officeooo:rsid="0001f4db" officeooo:paragraph-rsid="00103d16" style:font-size-asian="17.5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fo:font-size="16pt" fo:font-weight="bold" officeooo:rsid="0001f4db" officeooo:paragraph-rsid="0001f4db" style:font-size-asian="14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6pt" fo:font-weight="bold" officeooo:rsid="0001f4db" officeooo:paragraph-rsid="0001f4db" style:font-size-asian="14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6pt" officeooo:rsid="0004ecd0" officeooo:paragraph-rsid="0004ecd0" style:font-size-asian="14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fo:font-size="16pt" officeooo:rsid="0004ecd0" officeooo:paragraph-rsid="000da4b1" style:font-size-asian="14pt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fo:font-size="16pt" officeooo:rsid="0004ecd0" officeooo:paragraph-rsid="001cdaf2" style:font-size-asian="14pt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fo:font-size="16pt" officeooo:rsid="000da4b1" officeooo:paragraph-rsid="000da4b1" style:font-size-asian="14pt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fo:font-size="16pt" officeooo:rsid="001cdaf2" officeooo:paragraph-rsid="001cdaf2" style:font-size-asian="14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fo:font-size="15pt" fo:font-weight="bold" officeooo:rsid="00023ee4" officeooo:paragraph-rsid="00023ee4" style:font-size-asian="13.1000003814697pt" style:font-weight-asian="bold" style:font-size-complex="15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5pt" fo:font-weight="bold" officeooo:rsid="00056cca" officeooo:paragraph-rsid="00056cca" style:font-size-asian="13.1000003814697pt" style:font-weight-asian="bold" style:font-size-complex="15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5pt" fo:font-weight="bold" officeooo:rsid="0005b32b" officeooo:paragraph-rsid="0005b32b" style:font-size-asian="15pt" style:font-weight-asian="bold" style:font-size-complex="15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5pt" fo:font-weight="bold" officeooo:rsid="0012a49b" officeooo:paragraph-rsid="0012a49b" style:font-size-asian="15pt" style:font-weight-asian="bold" style:font-size-complex="15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15pt" fo:font-weight="bold" officeooo:rsid="0015c935" officeooo:paragraph-rsid="0015c935" style:font-size-asian="15pt" style:font-weight-asian="bold" style:font-size-complex="15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15pt" fo:font-weight="bold" officeooo:rsid="0018b44d" officeooo:paragraph-rsid="0018b44d" style:font-size-asian="15pt" style:font-weight-asian="bold" style:font-size-complex="15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27" style:family="paragraph" style:parent-style-name="Table_20_Contents">
      <style:paragraph-properties fo:text-align="start" style:justify-single-word="false"/>
      <style:text-properties fo:font-size="15pt" officeooo:rsid="0005b32b" officeooo:paragraph-rsid="0005b32b" style:font-size-asian="15pt" style:font-size-complex="15pt"/>
    </style:style>
    <style:style style:name="P28" style:family="paragraph" style:parent-style-name="Table_20_Contents">
      <style:paragraph-properties fo:text-align="start" style:justify-single-word="false"/>
      <style:text-properties fo:font-size="15pt" officeooo:rsid="000625f1" officeooo:paragraph-rsid="000625f1" style:font-size-asian="15pt" style:font-size-complex="15pt"/>
    </style:style>
    <style:style style:name="P29" style:family="paragraph" style:parent-style-name="Table_20_Contents">
      <style:paragraph-properties fo:text-align="start" style:justify-single-word="false"/>
      <style:text-properties fo:font-size="15pt" officeooo:rsid="0009042c" officeooo:paragraph-rsid="0009042c" style:font-size-asian="15pt" style:font-size-complex="15pt"/>
    </style:style>
    <style:style style:name="P30" style:family="paragraph" style:parent-style-name="Table_20_Contents">
      <style:paragraph-properties fo:text-align="start" style:justify-single-word="false"/>
      <style:text-properties fo:font-size="15pt" officeooo:rsid="000ae37a" officeooo:paragraph-rsid="000ae37a" style:font-size-asian="15pt" style:font-size-complex="15pt"/>
    </style:style>
    <style:style style:name="P31" style:family="paragraph" style:parent-style-name="Table_20_Contents">
      <style:paragraph-properties fo:text-align="start" style:justify-single-word="false"/>
      <style:text-properties fo:font-size="15pt" officeooo:rsid="000b839a" officeooo:paragraph-rsid="000b839a" style:font-size-asian="15pt" style:font-size-complex="15pt"/>
    </style:style>
    <style:style style:name="P32" style:family="paragraph" style:parent-style-name="Table_20_Contents">
      <style:paragraph-properties fo:text-align="start" style:justify-single-word="false"/>
      <style:text-properties fo:font-size="15pt" officeooo:rsid="0012a49b" officeooo:paragraph-rsid="0012a49b" style:font-size-asian="15pt" style:font-size-complex="15pt"/>
    </style:style>
    <style:style style:name="P33" style:family="paragraph" style:parent-style-name="Table_20_Contents">
      <style:paragraph-properties fo:text-align="start" style:justify-single-word="false"/>
      <style:text-properties fo:font-size="15pt" officeooo:rsid="0015c935" officeooo:paragraph-rsid="0015c935" style:font-size-asian="15pt" style:font-size-complex="15pt"/>
    </style:style>
    <style:style style:name="P34" style:family="paragraph" style:parent-style-name="Table_20_Contents">
      <style:paragraph-properties fo:text-align="start" style:justify-single-word="false"/>
      <style:text-properties fo:font-size="15pt" officeooo:rsid="0018b44d" officeooo:paragraph-rsid="0018b44d" style:font-size-asian="15pt" style:font-size-complex="15pt"/>
    </style:style>
    <style:style style:name="P35" style:family="paragraph" style:parent-style-name="Table_20_Contents">
      <style:paragraph-properties fo:text-align="start" style:justify-single-word="false"/>
      <style:text-properties fo:font-size="15pt" officeooo:rsid="001a07bb" officeooo:paragraph-rsid="001a07bb" style:font-size-asian="15pt" style:font-size-complex="15pt"/>
    </style:style>
    <style:style style:name="P36" style:family="paragraph" style:parent-style-name="Table_20_Contents">
      <style:paragraph-properties fo:text-align="start" style:justify-single-word="false"/>
      <style:text-properties fo:font-size="15pt" officeooo:rsid="001deaa6" officeooo:paragraph-rsid="001deaa6" style:font-size-asian="15pt" style:font-size-complex="15pt"/>
    </style:style>
    <style:style style:name="P37" style:family="paragraph" style:parent-style-name="Table_20_Contents">
      <style:paragraph-properties fo:text-align="start" style:justify-single-word="false"/>
      <style:text-properties fo:font-size="15pt" officeooo:rsid="001deaa6" officeooo:paragraph-rsid="001f9f38" style:font-size-asian="15pt" style:font-size-complex="15pt"/>
    </style:style>
    <style:style style:name="P38" style:family="paragraph" style:parent-style-name="Table_20_Contents">
      <style:paragraph-properties fo:text-align="start" style:justify-single-word="false"/>
      <style:text-properties fo:font-size="15pt" officeooo:rsid="001f9f38" officeooo:paragraph-rsid="001f9f38" style:font-size-asian="15pt" style:font-size-complex="15pt"/>
    </style:style>
    <style:style style:name="P39" style:family="paragraph" style:parent-style-name="Table_20_Contents">
      <style:paragraph-properties fo:text-align="start" style:justify-single-word="false"/>
      <style:text-properties fo:font-size="15pt" style:font-size-asian="13.1000003814697pt" style:font-size-complex="15pt"/>
    </style:style>
    <style:style style:name="P40" style:family="paragraph" style:parent-style-name="Table_20_Contents">
      <style:paragraph-properties fo:text-align="start" style:justify-single-word="false"/>
      <style:text-properties fo:font-size="20pt" fo:font-weight="bold" officeooo:rsid="00056cca" officeooo:paragraph-rsid="00056cca" style:font-size-asian="17.5pt" style:font-weight-asian="bold" style:font-size-complex="2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size="12pt" fo:font-weight="normal" officeooo:rsid="00056cca" officeooo:paragraph-rsid="00056cca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size="12pt" fo:font-weight="normal" officeooo:rsid="00056cca" officeooo:paragraph-rsid="00056cca" style:font-size-asian="10.5pt" style:font-weight-asian="normal" style:font-size-complex="12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officeooo:paragraph-rsid="0007cc80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officeooo:paragraph-rsid="0009042c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font-size="12pt" officeooo:rsid="0007cc80" officeooo:paragraph-rsid="0007cc80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font-size="12pt" officeooo:rsid="0009042c" officeooo:paragraph-rsid="0009042c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officeooo:rsid="000a7ceb" officeooo:paragraph-rsid="000a7ceb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officeooo:rsid="000b839a" officeooo:paragraph-rsid="000b839a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20pt" fo:font-weight="normal" officeooo:rsid="0001f4db" officeooo:paragraph-rsid="0001f4db" style:font-size-asian="17.5pt" style:font-weight-asian="normal" style:font-size-complex="20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20pt" fo:font-weight="bold" officeooo:rsid="00270b97" officeooo:paragraph-rsid="00270b97" style:font-size-asian="17.5pt" style:font-weight-asian="bold" style:font-size-complex="20pt" style:font-weight-complex="bold"/>
    </style:style>
    <style:style style:name="P52" style:family="paragraph" style:parent-style-name="Standard" style:list-style-name="L1">
      <style:paragraph-properties fo:text-align="start" style:justify-single-word="false"/>
      <style:text-properties fo:color="#000000" fo:font-size="20pt" fo:font-weight="normal" officeooo:rsid="0001f4db" officeooo:paragraph-rsid="0001f4db" style:font-size-asian="17.5pt" style:font-weight-asian="normal" style:font-size-complex="20pt" style:font-weight-complex="normal"/>
    </style:style>
    <style:style style:name="P53" style:family="paragraph" style:parent-style-name="Standard" style:list-style-name="L5">
      <style:paragraph-properties fo:text-align="start" style:justify-single-word="false"/>
      <style:text-properties fo:font-size="15pt" fo:font-weight="normal" officeooo:rsid="0001f4db" officeooo:paragraph-rsid="0001f4db" style:font-size-asian="13.1000003814697pt" style:font-weight-asian="normal" style:font-size-complex="15pt" style:font-weight-complex="normal"/>
    </style:style>
    <style:style style:name="P54" style:family="paragraph" style:parent-style-name="Table_20_Contents" style:list-style-name="L2">
      <style:paragraph-properties fo:text-align="start" style:justify-single-word="false"/>
      <style:text-properties fo:font-size="15pt" officeooo:rsid="0012a49b" officeooo:paragraph-rsid="0015c935" style:font-size-asian="15pt" style:font-size-complex="15pt"/>
    </style:style>
    <style:style style:name="P55" style:family="paragraph" style:parent-style-name="Table_20_Contents" style:list-style-name="L2">
      <style:paragraph-properties fo:text-align="start" style:justify-single-word="false"/>
      <style:text-properties fo:font-size="15pt" officeooo:rsid="0012a49b" officeooo:paragraph-rsid="001cdaf2" style:font-size-asian="15pt" style:font-size-complex="15pt"/>
    </style:style>
    <style:style style:name="P56" style:family="paragraph" style:parent-style-name="Table_20_Contents" style:list-style-name="L2">
      <style:paragraph-properties fo:text-align="start" style:justify-single-word="false"/>
      <style:text-properties fo:font-size="15pt" officeooo:rsid="0012a49b" officeooo:paragraph-rsid="0012a49b" style:font-size-asian="15pt" style:font-size-complex="15pt"/>
    </style:style>
    <style:style style:name="P57" style:family="paragraph" style:parent-style-name="Table_20_Contents" style:list-style-name="L2">
      <style:paragraph-properties fo:text-align="start" style:justify-single-word="false"/>
      <style:text-properties fo:font-size="15pt" officeooo:rsid="001cdaf2" officeooo:paragraph-rsid="001cdaf2" style:font-size-asian="15pt" style:font-size-complex="15pt"/>
    </style:style>
    <style:style style:name="P58" style:family="paragraph" style:parent-style-name="Table_20_Contents" style:list-style-name="L2">
      <style:paragraph-properties fo:text-align="start" style:justify-single-word="false"/>
      <style:text-properties fo:font-size="15pt" officeooo:rsid="0012fc05" officeooo:paragraph-rsid="0012fc05" style:font-size-asian="15pt" style:font-size-complex="15pt"/>
    </style:style>
    <style:style style:name="P59" style:family="paragraph" style:parent-style-name="Table_20_Contents" style:list-style-name="L2">
      <style:paragraph-properties fo:text-align="start" style:justify-single-word="false"/>
      <style:text-properties fo:font-size="15pt" officeooo:rsid="001deaa6" officeooo:paragraph-rsid="001f9f38" style:font-size-asian="15pt" style:font-size-complex="15pt"/>
    </style:style>
    <style:style style:name="P60" style:family="paragraph" style:parent-style-name="Table_20_Contents" style:list-style-name="L2">
      <style:paragraph-properties fo:text-align="start" style:justify-single-word="false"/>
      <style:text-properties fo:font-size="15pt" officeooo:rsid="001f9f38" officeooo:paragraph-rsid="001f9f38" style:font-size-asian="15pt" style:font-size-complex="15pt"/>
    </style:style>
    <style:style style:name="P61" style:family="paragraph" style:parent-style-name="Table_20_Contents" style:list-style-name="L2">
      <style:paragraph-properties fo:text-align="start" style:justify-single-word="false"/>
      <style:text-properties fo:font-size="15pt" officeooo:rsid="00141fb3" officeooo:paragraph-rsid="00141fb3" style:font-size-asian="15pt" style:font-size-complex="15pt"/>
    </style:style>
    <style:style style:name="P62" style:family="paragraph" style:parent-style-name="Table_20_Contents" style:list-style-name="L2">
      <style:paragraph-properties fo:text-align="start" style:justify-single-word="false"/>
      <style:text-properties fo:font-size="15pt" officeooo:rsid="00141fb3" officeooo:paragraph-rsid="0020f6e8" style:font-size-asian="15pt" style:font-size-complex="15pt"/>
    </style:style>
    <style:style style:name="P63" style:family="paragraph" style:parent-style-name="Table_20_Contents" style:list-style-name="L2">
      <style:paragraph-properties fo:text-align="start" style:justify-single-word="false"/>
      <style:text-properties fo:font-size="15pt" officeooo:rsid="0020f6e8" officeooo:paragraph-rsid="0020f6e8" style:font-size-asian="15pt" style:font-size-complex="15pt"/>
    </style:style>
    <style:style style:name="P64" style:family="paragraph" style:parent-style-name="Table_20_Contents" style:list-style-name="L3">
      <style:paragraph-properties fo:text-align="start" style:justify-single-word="false"/>
      <style:text-properties fo:font-size="15pt" officeooo:rsid="0015c935" officeooo:paragraph-rsid="0015c935" style:font-size-asian="15pt" style:font-size-complex="15pt"/>
    </style:style>
    <style:style style:name="P65" style:family="paragraph" style:parent-style-name="Table_20_Contents" style:list-style-name="L3">
      <style:paragraph-properties fo:text-align="start" style:justify-single-word="false"/>
      <style:text-properties fo:font-size="15pt" officeooo:rsid="001714aa" officeooo:paragraph-rsid="001714aa" style:font-size-asian="15pt" style:font-size-complex="15pt"/>
    </style:style>
    <style:style style:name="P66" style:family="paragraph" style:parent-style-name="Table_20_Contents" style:list-style-name="L3">
      <style:paragraph-properties fo:text-align="start" style:justify-single-word="false"/>
      <style:text-properties fo:font-size="15pt" officeooo:rsid="00220b51" officeooo:paragraph-rsid="00220b51" style:font-size-asian="15pt" style:font-size-complex="15pt"/>
    </style:style>
    <style:style style:name="P67" style:family="paragraph" style:parent-style-name="Table_20_Contents" style:list-style-name="L3">
      <style:paragraph-properties fo:text-align="start" style:justify-single-word="false"/>
      <style:text-properties fo:font-size="15pt" officeooo:rsid="00220b51" officeooo:paragraph-rsid="00236aee" style:font-size-asian="15pt" style:font-size-complex="15pt"/>
    </style:style>
    <style:style style:name="P68" style:family="paragraph" style:parent-style-name="Table_20_Contents" style:list-style-name="L3">
      <style:paragraph-properties fo:text-align="start" style:justify-single-word="false"/>
      <style:text-properties fo:font-size="15pt" officeooo:rsid="0018b44d" officeooo:paragraph-rsid="00236aee" style:font-size-asian="15pt" style:font-size-complex="15pt"/>
    </style:style>
    <style:style style:name="P69" style:family="paragraph" style:parent-style-name="Table_20_Contents" style:list-style-name="L3">
      <style:paragraph-properties fo:text-align="start" style:justify-single-word="false"/>
      <style:text-properties fo:font-size="15pt" officeooo:rsid="0018b44d" officeooo:paragraph-rsid="002d9973" style:font-size-asian="15pt" style:font-size-complex="15pt"/>
    </style:style>
    <style:style style:name="P70" style:family="paragraph" style:parent-style-name="Table_20_Contents" style:list-style-name="L3">
      <style:paragraph-properties fo:text-align="start" style:justify-single-word="false"/>
      <style:text-properties fo:font-size="15pt" officeooo:rsid="00236aee" officeooo:paragraph-rsid="00236aee" style:font-size-asian="15pt" style:font-size-complex="15pt"/>
    </style:style>
    <style:style style:name="P71" style:family="paragraph" style:parent-style-name="Table_20_Contents" style:list-style-name="L4">
      <style:paragraph-properties fo:text-align="start" style:justify-single-word="false"/>
      <style:text-properties fo:font-size="15pt" officeooo:rsid="001a07bb" officeooo:paragraph-rsid="001a07bb" style:font-size-asian="15pt" style:font-size-complex="15pt"/>
    </style:style>
    <style:style style:name="P72" style:family="paragraph" style:parent-style-name="Table_20_Contents" style:list-style-name="L4">
      <style:paragraph-properties fo:text-align="start" style:justify-single-word="false"/>
      <style:text-properties fo:font-size="15pt" officeooo:rsid="001a07bb" officeooo:paragraph-rsid="001b130d" style:font-size-asian="15pt" style:font-size-complex="15pt"/>
    </style:style>
    <style:style style:name="P73" style:family="paragraph" style:parent-style-name="Table_20_Contents" style:list-style-name="L4">
      <style:paragraph-properties fo:text-align="start" style:justify-single-word="false"/>
      <style:text-properties fo:font-size="15pt" officeooo:rsid="001a07bb" officeooo:paragraph-rsid="002a0ee7" style:font-size-asian="15pt" style:font-size-complex="15pt"/>
    </style:style>
    <style:style style:name="P74" style:family="paragraph" style:parent-style-name="Table_20_Contents">
      <style:paragraph-properties fo:text-align="start" style:justify-single-word="false"/>
      <style:text-properties fo:font-size="15pt" officeooo:rsid="001a07bb" officeooo:paragraph-rsid="002a0ee7" style:font-size-asian="15pt" style:font-size-complex="15pt"/>
    </style:style>
    <style:style style:name="P75" style:family="paragraph" style:parent-style-name="Table_20_Contents" style:list-style-name="L4">
      <style:paragraph-properties fo:text-align="start" style:justify-single-word="false"/>
      <style:text-properties fo:font-size="15pt" officeooo:rsid="001b130d" officeooo:paragraph-rsid="001b130d" style:font-size-asian="15pt" style:font-size-complex="15pt"/>
    </style:style>
    <style:style style:name="P76" style:family="paragraph" style:parent-style-name="Table_20_Contents">
      <style:paragraph-properties fo:text-align="start" style:justify-single-word="false"/>
      <style:text-properties fo:font-size="15pt" officeooo:rsid="000ae37a" officeooo:paragraph-rsid="000ae37a" style:font-size-asian="15pt" style:font-size-complex="15pt"/>
    </style:style>
    <style:style style:name="P77" style:family="paragraph" style:parent-style-name="Table_20_Contents" style:list-style-name="L4">
      <style:paragraph-properties fo:text-align="start" style:justify-single-word="false"/>
      <style:text-properties fo:font-size="15pt" officeooo:rsid="0028e7ba" officeooo:paragraph-rsid="0028e7ba" style:font-size-asian="15pt" style:font-size-complex="15pt"/>
    </style:style>
    <style:style style:name="P78" style:family="paragraph" style:parent-style-name="Table_20_Contents" style:list-style-name="L4">
      <style:paragraph-properties fo:text-align="start" style:justify-single-word="false"/>
      <style:text-properties fo:font-size="15pt" officeooo:rsid="002a0ee7" officeooo:paragraph-rsid="002a0ee7" style:font-size-asian="15pt" style:font-size-complex="15pt"/>
    </style:style>
    <style:style style:name="T1" style:family="text">
      <style:text-properties fo:font-size="20pt" fo:font-weight="bold" style:font-size-asian="17.5pt" style:font-weight-asian="bold" style:font-size-complex="20pt" style:font-weight-complex="bold"/>
    </style:style>
    <style:style style:name="T2" style:family="text">
      <style:text-properties officeooo:rsid="00056cca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0ae37a" style:font-size-asian="15pt" style:font-size-complex="15pt"/>
    </style:style>
    <style:style style:name="T5" style:family="text">
      <style:text-properties officeooo:rsid="000625f1"/>
    </style:style>
    <style:style style:name="T6" style:family="text">
      <style:text-properties officeooo:rsid="0007cc80"/>
    </style:style>
    <style:style style:name="T7" style:family="text">
      <style:text-properties officeooo:rsid="0009042c"/>
    </style:style>
    <style:style style:name="T8" style:family="text">
      <style:text-properties officeooo:rsid="000a7ceb"/>
    </style:style>
    <style:style style:name="T9" style:family="text">
      <style:text-properties officeooo:rsid="000ae37a"/>
    </style:style>
    <style:style style:name="T10" style:family="text">
      <style:text-properties officeooo:rsid="000b839a"/>
    </style:style>
    <style:style style:name="T11" style:family="text">
      <style:text-properties officeooo:rsid="00103d16"/>
    </style:style>
    <style:style style:name="T12" style:family="text">
      <style:text-properties officeooo:rsid="0012a49b"/>
    </style:style>
    <style:style style:name="T13" style:family="text">
      <style:text-properties officeooo:rsid="0015c935"/>
    </style:style>
    <style:style style:name="T14" style:family="text">
      <style:text-properties officeooo:rsid="001714aa"/>
    </style:style>
    <style:style style:name="T15" style:family="text">
      <style:text-properties officeooo:rsid="001b130d"/>
    </style:style>
    <style:style style:name="T16" style:family="text">
      <style:text-properties officeooo:rsid="001cc6de"/>
    </style:style>
    <style:style style:name="T17" style:family="text">
      <style:text-properties officeooo:rsid="001cdaf2"/>
    </style:style>
    <style:style style:name="T18" style:family="text">
      <style:text-properties officeooo:rsid="001deaa6"/>
    </style:style>
    <style:style style:name="T19" style:family="text">
      <style:text-properties officeooo:rsid="001f9f38"/>
    </style:style>
    <style:style style:name="T20" style:family="text">
      <style:text-properties officeooo:rsid="0020f6e8"/>
    </style:style>
    <style:style style:name="T21" style:family="text">
      <style:text-properties officeooo:rsid="0021e33b"/>
    </style:style>
    <style:style style:name="T22" style:family="text">
      <style:text-properties officeooo:rsid="00236aee"/>
    </style:style>
    <style:style style:name="T23" style:family="text">
      <style:text-properties officeooo:rsid="002526fb"/>
    </style:style>
    <style:style style:name="T24" style:family="text">
      <style:text-properties officeooo:rsid="0028e7ba"/>
    </style:style>
    <style:style style:name="T25" style:family="text">
      <style:text-properties officeooo:rsid="002a0ee7"/>
    </style:style>
    <style:style style:name="T26" style:family="text">
      <style:text-properties officeooo:rsid="002bb3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­<text:span text:style-name="T1">BOOKWORM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Problem</text:p>
      <text:p text:style-name="P9">Statement</text:p>
      <text:p text:style-name="P13">TEAM DEL PROGETTO</text:p>
      <text:p text:style-name="P1"/>
      <text:p text:style-name="P1">Nisivoccia Giuseppe <text:tab/><text:tab/>051210 5804</text:p>
      <text:p text:style-name="P1"/>
      <text:p text:style-name="P1">Della Pepa Alessia <text:tab/><text:tab/>051210 5720</text:p>
      <text:p text:style-name="P1"/>
      <table:table table:name="Tabella1" table:style-name="Tabella1">
        <table:table-column table:style-name="Tabella1.A" table:number-columns-repeated="3"/>
        <table:table-row>
          <table:table-cell table:style-name="Tabella1.A1" office:value-type="string">
            <text:p text:style-name="P14">Data</text:p>
          </table:table-cell>
          <table:table-cell table:style-name="Tabella1.A1" office:value-type="string">
            <text:p text:style-name="P14">Cambiamenti</text:p>
          </table:table-cell>
          <table:table-cell table:style-name="Tabella1.C1" office:value-type="string">
            <text:p text:style-name="P14">Autori</text:p>
          </table:table-cell>
        </table:table-row>
        <table:table-row>
          <table:table-cell table:style-name="Tabella1.A2" office:value-type="string">
            <text:p text:style-name="P15"/>
            <text:p text:style-name="P15">12/10/2020</text:p>
          </table:table-cell>
          <table:table-cell table:style-name="Tabella1.A2" office:value-type="string">
            <text:p text:style-name="P15"/>
            <text:p text:style-name="P15">Creazione documento</text:p>
            <text:p text:style-name="P15"/>
          </table:table-cell>
          <table:table-cell table:style-name="Tabella1.C2" office:value-type="string">
            <text:p text:style-name="P15">Nisivoccia Giuseppe</text:p>
            <text:p text:style-name="P15"/>
            <text:p text:style-name="P15">Della Pepa Alessia</text:p>
          </table:table-cell>
        </table:table-row>
        <table:table-row>
          <table:table-cell table:style-name="Tabella1.A2" office:value-type="string">
            <text:p text:style-name="P18"/>
            <text:p text:style-name="P18">14/10/2020</text:p>
          </table:table-cell>
          <table:table-cell table:style-name="Tabella1.A2" office:value-type="string">
            <text:p text:style-name="P18"/>
            <text:p text:style-name="P18">Inserimento scenari</text:p>
          </table:table-cell>
          <table:table-cell table:style-name="Tabella1.C2" office:value-type="string">
            <text:p text:style-name="P16">Nisivoccia Giuseppe</text:p>
            <text:p text:style-name="P16"/>
            <text:p text:style-name="P16">Della Pepa Alessia</text:p>
          </table:table-cell>
        </table:table-row>
        <table:table-row>
          <table:table-cell table:style-name="Tabella1.A2" office:value-type="string">
            <text:p text:style-name="P18"/>
            <text:p text:style-name="P19">15/10/2020</text:p>
            <text:p text:style-name="P18"/>
          </table:table-cell>
          <table:table-cell table:style-name="Tabella1.A2" office:value-type="string">
            <text:p text:style-name="P18"/>
            <text:p text:style-name="P19">Modifica Scenari</text:p>
          </table:table-cell>
          <table:table-cell table:style-name="Tabella1.C2" office:value-type="string">
            <text:p text:style-name="P17">Nisivoccia Giuseppe</text:p>
            <text:p text:style-name="P17"/>
            <text:p text:style-name="P17">Della Pepa Alessia</text:p>
          </table:table-cell>
        </table:table-row>
      </table:table>
      <text:p text:style-name="P1"/>
      <text:p text:style-name="P10">Sommario</text:p>
      <text:list xml:id="list3868195714" text:style-name="L1">
        <text:list-item>
          <text:p text:style-name="P50">Problem Statement</text:p>
        </text:list-item>
        <text:list-item>
          <text:p text:style-name="P50">Scenari</text:p>
        </text:list-item>
        <text:list-item>
          <text:p text:style-name="P52">Requisiti Funzionali</text:p>
        </text:list-item>
        <text:list-item>
          <text:p text:style-name="P52">Requisiti non funzionali</text:p>
        </text:list-item>
        <text:list-item>
          <text:p text:style-name="P52">Target Environment</text:p>
        </text:list-item>
        <text:list-item>
          <text:p text:style-name="P52">Consegne e Scadenze</text:p>
        </text:list-item>
      </text:list>
      <text:p text:style-name="P3"/>
      <text:p text:style-name="P11">1. PROBLEM STATEMENT</text:p>
      <text:p text:style-name="P5">Nella società odierna la possibilità di entrare in contatto tra persone che condividono gli stessi interessi è ormai facilitata dalla presenza di Social Network di varia natura. Alcuni esempi possono essere: Instagram, Facebook, Twitter I quali in comune hanno la capacità di <text:span text:style-name="T11">mettere in relazione utenti eterogenei che cercano un rapporto diverso nelle varie piattaforme su cui si approcciano.</text:span></text:p>
      <text:p text:style-name="P5"/>
      <text:p text:style-name="P6">Il software BookWorm sviluppato è affine a tutte le caratteristiche sopra descritte ed è completamente incentrato sui Libri e cerca di fondere le funzionalità dei social network più famosi <text:s/>nel tentativo di creare un sistema di comunicazione adatto al pubblico a cui si riferisce.</text:p>
      <text:p text:style-name="P6">Il nome BookWorm è stato scelto in riferimento al suo significato che è quello di topo di bibliotec<text:span text:style-name="T12">a.</text:span></text:p>
      <text:p text:style-name="P12">2. SCENARI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3">Nome Scenario</text:p>
          </table:table-cell>
          <table:table-cell table:style-name="Tabella5.B1" office:value-type="string">
            <text:p text:style-name="P36">Nuovo Utente</text:p>
          </table:table-cell>
        </table:table-row>
        <table:table-row>
          <table:table-cell table:style-name="Tabella5.A2" office:value-type="string">
            <text:p text:style-name="P23">Attori partecipanti:</text:p>
          </table:table-cell>
          <table:table-cell table:style-name="Tabella5.B2" office:value-type="string">
            <text:p text:style-name="P32">Giacomo: Utente BookWorm</text:p>
            <text:p text:style-name="P33">Giovanni: Utente BookWorm</text:p>
          </table:table-cell>
        </table:table-row>
        <table:table-row>
          <table:table-cell table:style-name="Tabella5.A2" office:value-type="string">
            <text:p text:style-name="P23">Sequenza degli eventi:</text:p>
          </table:table-cell>
          <table:table-cell table:style-name="Tabella5.B3" office:value-type="string">
            <text:list xml:id="list2533160616" text:style-name="L2">
              <text:list-item>
                <text:p text:style-name="P54">Giacomo, avido lettore, è sempre stato interessato a cercare un modo per potersi relazionare con altri lettori. </text:p>
                <text:p text:style-name="P54"/>
              </text:list-item>
              <text:list-item>
                <text:p text:style-name="P54">Giovanni, un suo amico, gli consiglia <text:span text:style-name="T13">B</text:span>ook<text:span text:style-name="T13">W</text:span>orm, un sito che potrebbe fare proprio al caso suo.</text:p>
                <text:p text:style-name="P54"/>
              </text:list-item>
              <text:list-item>
                <text:p text:style-name="P55">Giacomo va su BookWorm e <text:span text:style-name="T17">al centro della pagina si trova 2 bottoni, uno per registrarsi e uno per loggare , dato che Giacomo è la prima volta che apre BookWorm decide di registrarsi.</text:span></text:p>
                <text:p text:style-name="P55"/>
              </text:list-item>
              <text:list-item>
                <text:p text:style-name="P57">Una volta cliccato sul bottone il software lo porterà su un’altra pagina dove compilerà 3 campi:</text:p>
                <text:p text:style-name="P55">-<text:span text:style-name="T17">Username: Giacomino</text:span></text:p>
                <text:p text:style-name="P56">-<text:span text:style-name="T17">Password: Nulladiserio1</text:span></text:p>
                <text:p text:style-name="P56">-<text:span text:style-name="T17">Email: </text:span><text:a xlink:type="simple" xlink:href="mailto:giacomino@gmail.com" text:style-name="Internet_20_link" text:visited-style-name="Visited_20_Internet_20_Link"><text:span text:style-name="T17">giacomino@gmail.com</text:span></text:a></text:p>
                <text:p text:style-name="P56"/>
              </text:list-item>
              <text:list-item>
                <text:p text:style-name="P57">Dopo aver convalidato I dati il software porterà Giacom<text:span text:style-name="T20">o</text:span> in un’altra pagina dove dovrà obbligatoriamente scegliere almeno 5 libri ed 1 community in questo modo il software riuscirà a costruire una prima homepage adatta a lui</text:p>
                <text:p text:style-name="P57"/>
              </text:list-item>
              <text:list-item>
                <text:p text:style-name="P57">Giacom<text:span text:style-name="T21">o</text:span> sceglie:</text:p>
                <text:p text:style-name="P57">-I pilastri della Terra</text:p>
                <text:p text:style-name="P57"><text:soft-page-break/>-Moby Dick</text:p>
                <text:p text:style-name="P57">-Hunger Games</text:p>
                <text:p text:style-name="P57">-<text:span text:style-name="T18">Il capitale</text:span></text:p>
                <text:p text:style-name="P57">-<text:span text:style-name="T18">Twilight</text:span></text:p>
                <text:p text:style-name="P57">come libri e “<text:span text:style-name="T18">TeamEdward”</text:span> come community relativa al libro “<text:span text:style-name="T18">Twilight”</text:span></text:p>
                <text:p text:style-name="P55"/>
              </text:list-item>
              <text:list-item>
                <text:p text:style-name="P58">Il software controlla che I dati siano corretti creando un nuovo utente <text:span text:style-name="T18">e portando Giacomo sull’homepage</text:span></text:p>
                <text:p text:style-name="P58"/>
              </text:list-item>
              <text:list-item>
                <text:p text:style-name="P58"><text:s/>il software mostrerà a Giacomo l’homepage con I post dell<text:span text:style-name="T18">a</text:span> community “<text:span text:style-name="T18">TeamEdward”</text:span></text:p>
                <text:p text:style-name="P58"/>
              </text:list-item>
              <text:list-item>
                <text:p text:style-name="P59">Giacomo vede un post con una foto di <text:s/>Edward e Bella e decide di mettere like</text:p>
              </text:list-item>
            </text:list>
            <text:p text:style-name="P37"/>
            <text:list xml:id="list140060587704524" text:continue-numbering="true" text:style-name="L2">
              <text:list-item>
                <text:p text:style-name="P60">Giacomo esplorando il menù presente In alto che presenta le varie icone per la home,<text:span text:style-name="T26">le community create,</text:span> la ricerca ed il proprio profilo, decide di andare sul proprio profilo per personalizzarlo, quindi clicca sull’icona corrispondente</text:p>
              </text:list-item>
            </text:list>
            <text:p text:style-name="P38"/>
            <text:list xml:id="list140059944698760" text:continue-numbering="true" text:style-name="L2">
              <text:list-item>
                <text:p text:style-name="P60">Il software porterà Giacomo sul proprio profilo, a questo punto Giacomo è libero <text:span text:style-name="T21">d</text:span>i analizzar<text:span text:style-name="T21">lo</text:span> e modificarlo</text:p>
              </text:list-item>
              <text:list-item>
                <text:p text:style-name="P60">il profilo di Giacomo per adesso è vuoto e quello che lui vede è una schermata con un’immagine di default, il suo nome utente, un bottone per <text:soft-page-break/>creare una community e due sezioni che rispettivamente contengono una, I libri da lui salvati, identificati come non letti, e l’altra con le Community da lui seguite</text:p>
                <text:p text:style-name="P60"/>
              </text:list-item>
              <text:list-item>
                <text:p text:style-name="P60">Giacomo decide di inserire un’immagine profilo e cliccando su quella di default gli si aprirà una finestra che chiederà a Giacomo di scegliere il file.</text:p>
                <text:p text:style-name="P60"/>
              </text:list-item>
              <text:list-item>
                <text:p text:style-name="P60"><text:s/>Una volta scelta la sua foto e confermata la richiesta, il software porterà di nuovo Giacomo sul suo profilo aggiornato con la nuova immagine profilo<text:line-break/></text:p>
              </text:list-item>
              <text:list-item>
                <text:p text:style-name="P61"><text:span text:style-name="T18">Giacomo vorrebbe anche</text:span> aggiungere <text:span text:style-name="T19">un libro alla sua libreria, quindi clicca sulla barra del menù sull’icona che corrisponde alla ricerca e gli sarà ora possibile digitare le parole da cercare</text:span></text:p>
                <text:p text:style-name="P61"/>
              </text:list-item>
              <text:list-item>
                <text:p text:style-name="P62"><text:span text:style-name="T20">Giacomo </text:span>Scrive nella barra di ricerca “<text:span text:style-name="T20">Harry Potter” e premendo invio il software lo porterà su una pagina con I risultati della sua ricerca tra cui I vari libri di Harry Potter e varie community riguardante essi.</text:span></text:p>
                <text:p text:style-name="P62"/>
              </text:list-item>
              <text:list-item>
                <text:p text:style-name="P62"><text:span text:style-name="T20">Decide di aggiungere “Harry Potter e la pietra filosofale” ai suoi libri e di entrare </text:span><text:soft-page-break/><text:span text:style-name="T20">nella community “Pansmione” relativa ad esso</text:span></text:p>
                <text:p text:style-name="P62"/>
              </text:list-item>
              <text:list-item>
                <text:p text:style-name="P63">Giacomo soddisfatto , non volendo scegliere altri libri o community <text:s/>, schiaccia sul logo del sito che lo porterà all’homepage.</text:p>
                <text:p text:style-name="P63"/>
              </text:list-item>
              <text:list-item>
                <text:p text:style-name="P63">L’homepage sarà aggiornata a post riguardanti “TeamEdward” e “Pansmione” disposti in ordine cronologico</text:p>
              </text:list-item>
            </text:list>
          </table:table-cell>
        </table:table-row>
      </table:table>
      <text:p text:style-name="P3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24">Nome scenario:</text:p>
          </table:table-cell>
          <table:table-cell table:style-name="Tabella6.B1" office:value-type="string">
            <text:p text:style-name="P33">Nuova Community</text:p>
          </table:table-cell>
        </table:table-row>
        <table:table-row>
          <table:table-cell table:style-name="Tabella6.A2" office:value-type="string">
            <text:p text:style-name="P24">Attori Partecipanti:</text:p>
          </table:table-cell>
          <table:table-cell table:style-name="Tabella6.B2" office:value-type="string">
            <text:p text:style-name="P33">Giovanni: Utente BookWorm</text:p>
          </table:table-cell>
        </table:table-row>
        <table:table-row>
          <table:table-cell table:style-name="Tabella6.A2" office:value-type="string">
            <text:p text:style-name="P24">Sequenza degli eventi:</text:p>
          </table:table-cell>
          <table:table-cell table:style-name="Tabella6.B2" office:value-type="string">
            <text:list xml:id="list1924200155" text:style-name="L3">
              <text:list-item>
                <text:p text:style-name="P64">Giovanni, utente veterano di BookWorm , deci<text:span text:style-name="T14">d</text:span>e di cre<text:span text:style-name="T14">are una nuova community relativa al libro “Tre Uomini e una vita” non trovando alcuna community relativa ad esso </text:span></text:p>
                <text:p text:style-name="P64"/>
              </text:list-item>
              <text:list-item>
                <text:p text:style-name="P65">Decide di andare sul suo profilo e di schiacciare il tasto per creare una nuova community che lo porterà alla pagina di creazione </text:p>
                <text:p text:style-name="P65"/>
              </text:list-item>
              <text:list-item>
                <text:p text:style-name="P66"><text:span text:style-name="T23">L</text:span>a pagina di creazione presenterà due campi di input in cui inserire nel primo il nome della community, che Giovanni riempirà con <text:s/>“Subaru Baracca” e nel secondo <text:s/>dovrà digitare il titolo del libro a cui la community si riferisce “Tre uomini e una vita”. Al di sotto di questi campi <text:soft-page-break/>appariranno I libri relativi al titolo <text:s/>digitato da Giovanni e tra questi lui selezionerà quello che gli interessa </text:p>
                <text:p text:style-name="P65"/>
              </text:list-item>
              <text:list-item>
                <text:p text:style-name="P67">Cliccando conferma , il software inserirà nel database una nuova community di nome “Subaru Baracca” con il codice ISBN 9788804669982.</text:p>
                <text:p text:style-name="P68"/>
              </text:list-item>
              <text:list-item>
                <text:p text:style-name="P67"><text:s/>Ora il software porta Giovanni alla pagina principale della community che mostrerà l’immagine di default di community , il nome della community con un link al riferimento del libro ed altri dati tra cui il numero dei post della community (0) <text:s/>ed il numero di utenti della community (1: Giovanni stesso)</text:p>
                <text:p text:style-name="P68"/>
              </text:list-item>
              <text:list-item>
                <text:p text:style-name="P68">Giovanni è il moderatore della community e <text:span text:style-name="T22">decide di </text:span><text:s/><text:span text:style-name="T22">inserire un primo post all’interno della community. Clicca sull’icona per l’inserimento di un <text:s/>nuovo post e verrà aperta per lui una nuova finestra per l’inserimento dei dati del nuovo post:</text:span></text:p>
                <text:p text:style-name="P68">-<text:span text:style-name="T22">descrizione: “Benvenuti nella mia nuova community”</text:span></text:p>
                <text:p text:style-name="P69">-<text:span text:style-name="T22">foto: <text:s/>una foto del film “Tre uomini ed una gamba”</text:span></text:p>
                <text:p text:style-name="P69"><text:span text:style-name="T22">-genere: generale</text:span></text:p>
                <text:p text:style-name="P68"/>
              </text:list-item>
              <text:list-item>
                <text:p text:style-name="P70">Confermando I dati inseriti verrà ricaricata la pagina della <text:soft-page-break/>community con il nuovo post</text:p>
              </text:list-item>
            </text:list>
          </table:table-cell>
        </table:table-row>
      </table:table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5">Nome Scenario:</text:p>
          </table:table-cell>
          <table:table-cell table:style-name="Tabella7.B1" office:value-type="string">
            <text:p text:style-name="P34">Prime Segnalazioni</text:p>
          </table:table-cell>
        </table:table-row>
        <table:table-row>
          <table:table-cell table:style-name="Tabella7.A2" office:value-type="string">
            <text:p text:style-name="P25">Attori Partecipanti:</text:p>
          </table:table-cell>
          <table:table-cell table:style-name="Tabella7.B2" office:value-type="string">
            <text:p text:style-name="P35">Giovanni: Utente BookWorm</text:p>
            <text:p text:style-name="P35">Giacomo: Utente BookWorm</text:p>
            <text:p text:style-name="P35">Aldo: Utente BookWorm</text:p>
          </table:table-cell>
        </table:table-row>
        <table:table-row>
          <table:table-cell table:style-name="Tabella7.A2" office:value-type="string">
            <text:p text:style-name="P25">Sequenza degli eventi:</text:p>
          </table:table-cell>
          <table:table-cell table:style-name="Tabella7.B2" office:value-type="string">
            <text:list xml:id="list2738660603" text:style-name="L4">
              <text:list-item>
                <text:p text:style-name="P71">Aldo, iscritto alla community “Subaru Baracca”, <text:span text:style-name="T24">va sulla pagina della community , cliccando dal proprio profilo l’icona della community e sulla schermata apparirà la pagina principale della “Subaru Baracca” dove Aldo schiaccerà il pulsante per condividere</text:span> un post </text:p>
                <text:p text:style-name="P71"/>
              </text:list-item>
              <text:list-item>
                <text:p text:style-name="P77">Ad Aldo si aprirà una schermata </text:p>
                <text:p text:style-name="P78">per la creazione del post in cui inserirà la descrizione “questa community fa schifo”, selezionerà tramite un menù a tendina la categoria “generale” e non inserirà alcuna foto. Dopodichè confermerà la creazione del nuovo post cliccando sul pulsante di conferma.</text:p>
                <text:p text:style-name="P78"/>
              </text:list-item>
              <text:list-item>
                <text:p text:style-name="P78">Il softwere creerà il post e lo aggiungerà alla community, adesso il post sarà visibile a tutti I suoi partecipanti.</text:p>
                <text:p text:style-name="P78"/>
              </text:list-item>
              <text:list-item>
                <text:p text:style-name="P73">Giacomo, iscritto alla community “Subaru Baracca”, mentre naviga sulla sua homepage nota il post di Aldo e <text:span text:style-name="T15">ritenendo il </text:span>contenut<text:span text:style-name="T25">o</text:span> <text:span text:style-name="T15">non appropriato </text:span>decide di segnalarlo <text:span text:style-name="T25">cliccando sull’icona del punto esclamativo posta vicino alla descrizione del post.</text:span></text:p>
              </text:list-item>
            </text:list>
            <text:p text:style-name="P74"><text:soft-page-break/></text:p>
            <text:list xml:id="list140060442017026" text:continue-numbering="true" text:style-name="L4">
              <text:list-item>
                <text:p text:style-name="P75">Giovanni , utente <text:span text:style-name="T16">B</text:span>ook<text:span text:style-name="T16">W</text:span>orm e moderatore della community “Subaru Baracca” , ricaricando la sua homepage nota <text:span text:style-name="T25">sulla barra dei menù una notifica sull’icona delle <text:s/>community, cliccandoci Giovanni verrà portato su una pagina dove verranno mostrate tutte le community da lui create , vedrà soltanto la community “Subaru Baracca” e affianco un pulsante evidenziato in rosso che indica una segnalazione</text:span></text:p>
                <text:p text:style-name="P75"/>
              </text:list-item>
              <text:list-item>
                <text:p text:style-name="P72">Giovanni <text:span text:style-name="T26">cliccando su tale bottone </text:span>and<text:span text:style-name="T26">rà</text:span> nella pagina delle segnalazioni <text:span text:style-name="T26">dove</text:span> not<text:span text:style-name="T26">erà</text:span> quella di Giacomo <text:span text:style-name="T15">con informazioni riguardante la community ed il post segnalato e lo </text:span>controlla</text:p>
                <text:p text:style-name="P72"/>
              </text:list-item>
              <text:list-item>
                <text:p text:style-name="P75"><text:span text:style-name="T26">Giovanni decide che non è consono alle regole della community e quindi decide di eliminarlo e di cacciare Aldo dalla community</text:span></text:p>
              </text:list-item>
            </text:list>
          </table:table-cell>
        </table:table-row>
      </table:table>
      <text:p text:style-name="P3"/>
      <text:p text:style-name="P11">3. REQUISITI FUNZIONALI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22">NOME REQUISITO FUNZIONALE</text:p>
          </table:table-cell>
          <table:table-cell table:style-name="Tabella4.B1" office:value-type="string">
            <text:p text:style-name="P22">DESCRIZIONE</text:p>
          </table:table-cell>
        </table:table-row>
        <table:table-row>
          <table:table-cell table:style-name="Tabella4.A2" office:value-type="string">
            <text:p text:style-name="P27">RF – 1 Login</text:p>
          </table:table-cell>
          <table:table-cell table:style-name="Tabella4.B2" office:value-type="string">
            <text:p text:style-name="P43">Possibilità di effettuare il login ed accedere alle funzionalità del software.</text:p>
          </table:table-cell>
        </table:table-row>
        <table:table-row>
          <table:table-cell table:style-name="Tabella4.A2" office:value-type="string">
            <text:p text:style-name="P27">RF – 2 Logout</text:p>
          </table:table-cell>
          <table:table-cell table:style-name="Tabella4.B2" office:value-type="string">
            <text:p text:style-name="P43">Possibilità di uscire da<text:span text:style-name="T6">l</text:span> proprio profilo.</text:p>
          </table:table-cell>
        </table:table-row>
        <table:table-row>
          <table:table-cell table:style-name="Tabella4.A2" office:value-type="string">
            <text:p text:style-name="P27">RF – 3 Registrazione</text:p>
          </table:table-cell>
          <table:table-cell table:style-name="Tabella4.B2" office:value-type="string">
            <text:p text:style-name="P43">Possibilità di registrarsi sul sito inserendo delle credenziali personali necessarie </text:p>
          </table:table-cell>
        </table:table-row>
        <table:table-row>
          <table:table-cell table:style-name="Tabella4.A2" office:value-type="string">
            <text:p text:style-name="P27">RF – 4 ModificaPassword</text:p>
          </table:table-cell>
          <table:table-cell table:style-name="Tabella4.B2" office:value-type="string">
            <text:p text:style-name="P43">Possibilità di cambiare la password nel caso in cui l’utente ha difficoltà a ricordarla, o per motivi di sicurezza personali.</text:p>
          </table:table-cell>
        </table:table-row>
        <table:table-row>
          <table:table-cell table:style-name="Tabella4.A2" office:value-type="string">
            <text:p text:style-name="P27">RF – 5 RicercaUtente</text:p>
          </table:table-cell>
          <table:table-cell table:style-name="Tabella4.B2" office:value-type="string">
            <text:p text:style-name="P43">Possibilità di ricercare un utente tramite username</text:p>
          </table:table-cell>
        </table:table-row>
        <table:table-row>
          <table:table-cell table:style-name="Tabella4.A2" office:value-type="string">
            <text:p text:style-name="P27">RF – 6 RicercaCommunity</text:p>
          </table:table-cell>
          <table:table-cell table:style-name="Tabella4.B2" office:value-type="string">
            <text:p text:style-name="P46">Possibilità di ricercare una community tramite nome del libro o nome della community</text:p>
          </table:table-cell>
        </table:table-row>
        <table:table-row>
          <table:table-cell table:style-name="Tabella4.A2" office:value-type="string">
            <text:p text:style-name="P27">RF – 7 RicercaLibro</text:p>
          </table:table-cell>
          <table:table-cell table:style-name="Tabella4.B2" office:value-type="string">
            <text:p text:style-name="P43">Possibilità di ricercare i <text:span text:style-name="T6">libri</text:span> <text:span text:style-name="T6">con</text:span> il <text:span text:style-name="T6">nome o il genere</text:span></text:p>
          </table:table-cell>
        </table:table-row>
        <table:table-row>
          <table:table-cell table:style-name="Tabella4.A2" office:value-type="string">
            <text:p text:style-name="P27">RF – 8 CaricaPost</text:p>
          </table:table-cell>
          <table:table-cell table:style-name="Tabella4.B2" office:value-type="string">
            <text:p text:style-name="P43">Possibilità di aggiungere un post contenente un ‘immagine<text:span text:style-name="T6">(Opzionale)</text:span>, una didascalia .</text:p>
          </table:table-cell>
        </table:table-row>
        <table:table-row table:style-name="Tabella4.10">
          <table:table-cell table:style-name="Tabella4.A2" office:value-type="string">
            <text:p text:style-name="P27">RF – 9 RimuoviPost</text:p>
          </table:table-cell>
          <table:table-cell table:style-name="Tabella4.B2" office:value-type="string">
            <text:p text:style-name="P43">Possibilità di rimuovere un post creato, nel caso dell’amministratore, rimuovere un post segnalato.</text:p>
          </table:table-cell>
        </table:table-row>
        <table:table-row table:style-name="Tabella4.10">
          <table:table-cell table:style-name="Tabella4.A2" office:value-type="string">
            <text:p text:style-name="P28">RF – 10 VisualizzaPost</text:p>
          </table:table-cell>
          <table:table-cell table:style-name="Tabella4.B2" office:value-type="string">
            <text:p text:style-name="P43">Possibilità di visualizzare <text:span text:style-name="T6">un post con I relativi dettagli.</text:span></text:p>
          </table:table-cell>
        </table:table-row>
        <table:table-row table:style-name="Tabella4.10">
          <table:table-cell table:style-name="Tabella4.A2" office:value-type="string">
            <text:p text:style-name="P27">RF – 1<text:span text:style-name="T5">1</text:span> AggiungiVotazione</text:p>
          </table:table-cell>
          <table:table-cell table:style-name="Tabella4.B2" office:value-type="string">
            <text:p text:style-name="P43">Possibilità di aggiungere un <text:span text:style-name="T6">Like</text:span> o un <text:span text:style-name="T6">Dislike</text:span>, indicando una <text:span text:style-name="T6">critica</text:span> positiva o negativa <text:span text:style-name="T6">al post.</text:span></text:p>
          </table:table-cell>
        </table:table-row>
        <table:table-row table:style-name="Tabella4.10">
          <table:table-cell table:style-name="Tabella4.A2" office:value-type="string">
            <text:p text:style-name="P27">RF – 1<text:span text:style-name="T5">2</text:span> InserisciCommento</text:p>
          </table:table-cell>
          <table:table-cell table:style-name="Tabella4.B2" office:value-type="string">
            <text:p text:style-name="P43">Possibilità di inserire un commento <text:span text:style-name="T6">in un</text:span> post.</text:p>
          </table:table-cell>
        </table:table-row>
        <table:table-row table:style-name="Tabella4.10">
          <table:table-cell table:style-name="Tabella4.A2" office:value-type="string">
            <text:p text:style-name="P27">RF – 1<text:span text:style-name="T5">3</text:span> RimuoviCommento</text:p>
          </table:table-cell>
          <table:table-cell table:style-name="Tabella4.B2" office:value-type="string">
            <text:p text:style-name="P44">Possibilità di rimuovere un <text:span text:style-name="T6">proprio </text:span>commento dal post in cui è stato inserito,<text:span text:style-name="T6">nel caso di un moderatore , eliminare commenti segnalati e/o offensivi</text:span>.</text:p>
          </table:table-cell>
        </table:table-row>
        <table:table-row table:style-name="Tabella4.10">
          <table:table-cell table:style-name="Tabella4.A2" office:value-type="string">
            <text:p text:style-name="P27">RF – 1<text:span text:style-name="T5">4</text:span> Modifica<text:span text:style-name="T5">Immagine</text:span></text:p>
          </table:table-cell>
          <table:table-cell table:style-name="Tabella4.B2" office:value-type="string">
            <text:p text:style-name="P43">Possibilità di modificare l’immagine del profilo</text:p>
          </table:table-cell>
        </table:table-row>
        <table:table-row table:style-name="Tabella4.10">
          <table:table-cell table:style-name="Tabella4.A2" office:value-type="string">
            <text:p text:style-name="P28">RF – 15 AggiungiLibro </text:p>
          </table:table-cell>
          <table:table-cell table:style-name="Tabella4.B2" office:value-type="string">
            <text:p text:style-name="P45">Possibilità di aggiungere un <text:span text:style-name="T7">Libro alla Libreria</text:span></text:p>
          </table:table-cell>
        </table:table-row>
        <table:table-row table:style-name="Tabella4.10">
          <table:table-cell table:style-name="Tabella4.A2" office:value-type="string">
            <text:p text:style-name="P28">RF – 16 RimuoviLibro</text:p>
          </table:table-cell>
          <table:table-cell table:style-name="Tabella4.B2" office:value-type="string">
            <text:p text:style-name="P47">Possibilità di rimuovere un Libro dalla Libreria</text:p>
          </table:table-cell>
        </table:table-row>
        <table:table-row table:style-name="Tabella4.10">
          <table:table-cell table:style-name="Tabella4.A2" office:value-type="string">
            <text:p text:style-name="P28">RF – 17 DeleteAccount</text:p>
          </table:table-cell>
          <table:table-cell table:style-name="Tabella4.B2" office:value-type="string">
            <text:p text:style-name="P47">Possibilità di eliminare il proprio account</text:p>
          </table:table-cell>
        </table:table-row>
        <table:table-row table:style-name="Tabella4.10">
          <table:table-cell table:style-name="Tabella4.A2" office:value-type="string">
            <text:p text:style-name="P28">RF – 18 VisualizzaSegnalazioni</text:p>
          </table:table-cell>
          <table:table-cell table:style-name="Tabella4.B2" office:value-type="string">
            <text:p text:style-name="P43">Possibilità per <text:span text:style-name="T7">il moderatore</text:span> di visualizzare la lista completa dei post segnalati da altri utenti.</text:p>
          </table:table-cell>
        </table:table-row>
        <table:table-row table:style-name="Tabella4.10">
          <table:table-cell table:style-name="Tabella4.A2" office:value-type="string">
            <text:p text:style-name="P28">RF – 19 VisualizzaUtente</text:p>
          </table:table-cell>
          <table:table-cell table:style-name="Tabella4.B2" office:value-type="string">
            <text:p text:style-name="P43">Possibilità di visualizzare <text:span text:style-name="T7">il profilo di </text:span>un utente selezionato</text:p>
            <text:p text:style-name="P43"/>
          </table:table-cell>
        </table:table-row>
        <text:soft-page-break/>
        <table:table-row table:style-name="Tabella4.10">
          <table:table-cell table:style-name="Tabella4.A2" office:value-type="string">
            <text:p text:style-name="P28">RF – 20 CreaCommunity</text:p>
          </table:table-cell>
          <table:table-cell table:style-name="Tabella4.B2" office:value-type="string">
            <text:p text:style-name="P47">Possibilità di creare una nuova community relativa a un determinato libro</text:p>
          </table:table-cell>
        </table:table-row>
        <table:table-row table:style-name="Tabella4.10">
          <table:table-cell table:style-name="Tabella4.A2" office:value-type="string">
            <text:p text:style-name="P28">RF – 21 <text:span text:style-name="T7">Follow</text:span>Book</text:p>
          </table:table-cell>
          <table:table-cell table:style-name="Tabella4.B2" office:value-type="string">
            <text:p text:style-name="P47">Possibilità di aggiungere un libro alla propria Biblioteca personale</text:p>
          </table:table-cell>
        </table:table-row>
        <table:table-row table:style-name="Tabella4.10">
          <table:table-cell table:style-name="Tabella4.A2" office:value-type="string">
            <text:p text:style-name="P29">RF – 22 UnFollowBook</text:p>
          </table:table-cell>
          <table:table-cell table:style-name="Tabella4.B2" office:value-type="string">
            <text:p text:style-name="P47">Possibilità di eliminare un libro dalla propria Biblioteca personale</text:p>
          </table:table-cell>
        </table:table-row>
        <table:table-row table:style-name="Tabella4.10">
          <table:table-cell table:style-name="Tabella4.A2" office:value-type="string">
            <text:p text:style-name="P28">RF – 2<text:span text:style-name="T7">3</text:span> NuovaSegnalazionePost</text:p>
          </table:table-cell>
          <table:table-cell table:style-name="Tabella4.B2" office:value-type="string">
            <text:p text:style-name="P43">Possibilità di segnalare un determinato post per eventuali contenuti non appropriati.</text:p>
          </table:table-cell>
        </table:table-row>
        <table:table-row table:style-name="Tabella4.10">
          <table:table-cell table:style-name="Tabella4.A2" office:value-type="string">
            <text:p text:style-name="P28">RF – 2<text:span text:style-name="T7">4</text:span> RimuoviSegnalazionePost</text:p>
          </table:table-cell>
          <table:table-cell table:style-name="Tabella4.B2" office:value-type="string">
            <text:p text:style-name="P43">Possibilità per <text:span text:style-name="T7">il moderatore</text:span> di rimuovere una determinata segnalazione di un utente o di un post che è stato futilmente segnalato.</text:p>
          </table:table-cell>
        </table:table-row>
        <table:table-row table:style-name="Tabella4.10">
          <table:table-cell table:style-name="Tabella4.A2" office:value-type="string">
            <text:p text:style-name="P28">RF – 2<text:span text:style-name="T7">5</text:span> BanUser </text:p>
          </table:table-cell>
          <table:table-cell table:style-name="Tabella4.B2" office:value-type="string">
            <text:p text:style-name="P43">Possibilità per <text:span text:style-name="T7">il moderatore</text:span> di bandire un utente</text:p>
          </table:table-cell>
        </table:table-row>
        <table:table-row table:style-name="Tabella4.10">
          <table:table-cell table:style-name="Tabella4.A2" office:value-type="string">
            <text:p text:style-name="P28">RF – 2<text:span text:style-name="T7">6</text:span> FollowCommunity</text:p>
          </table:table-cell>
          <table:table-cell table:style-name="Tabella4.B2" office:value-type="string">
            <text:p text:style-name="P47">Possibilità di seguire una o più community </text:p>
          </table:table-cell>
        </table:table-row>
        <table:table-row table:style-name="Tabella4.10">
          <table:table-cell table:style-name="Tabella4.A2" office:value-type="string">
            <text:p text:style-name="P28">RF – 2<text:span text:style-name="T7">7</text:span> AllCommunityByBook</text:p>
          </table:table-cell>
          <table:table-cell table:style-name="Tabella4.B2" office:value-type="string">
            <text:p text:style-name="P47">Possibilità di mostrare tutte le community di un determinato libro</text:p>
          </table:table-cell>
        </table:table-row>
        <table:table-row table:style-name="Tabella4.10">
          <table:table-cell table:style-name="Tabella4.A2" office:value-type="string">
            <text:p text:style-name="P29">RF – 28 AggiungiModeratore</text:p>
          </table:table-cell>
          <table:table-cell table:style-name="Tabella4.B2" office:value-type="string">
            <text:p text:style-name="P48">Possibilità da parte di un moderatore di cambiare lo stato di un utente appartenente alla tua community da semplice utente a Moderatore</text:p>
          </table:table-cell>
        </table:table-row>
        <table:table-row table:style-name="Tabella4.10">
          <table:table-cell table:style-name="Tabella4.A2" office:value-type="string">
            <text:p text:style-name="P29">RF – 29 RimuoviModeratore</text:p>
          </table:table-cell>
          <table:table-cell table:style-name="Tabella4.B2" office:value-type="string">
            <text:p text:style-name="P48">Possibilità da parte di un moderatore di cambiare lo stato di un Moderatore appartenente alla tua community eccetto il creatore da Moderatore a Utente</text:p>
          </table:table-cell>
        </table:table-row>
        <table:table-row table:style-name="Tabella4.10">
          <table:table-cell table:style-name="Tabella4.A2" office:value-type="string">
            <text:p text:style-name="P29">RF – 30 ReadBook</text:p>
          </table:table-cell>
          <table:table-cell table:style-name="Tabella4.B2" office:value-type="string">
            <text:p text:style-name="P48">Possibilità di un utente di aggiungere un libro ai libri letti</text:p>
          </table:table-cell>
        </table:table-row>
        <table:table-row table:style-name="Tabella4.10">
          <table:table-cell table:style-name="Tabella4.A2" office:value-type="string">
            <text:p text:style-name="P29">RF – 31 UnReadBook</text:p>
          </table:table-cell>
          <table:table-cell table:style-name="Tabella4.B2" office:value-type="string">
            <text:p text:style-name="P48">Possibilità di un utente di rimuovere un libro dai libri letti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. REQUISITI NON FUNZIONALI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40">Usabilità</text:p>
          </table:table-cell>
          <table:table-cell table:style-name="Tabella3.B1" office:value-type="string">
            <text:p text:style-name="P31">BookWorm è indirizzato ad un pubblico affine all’utilizzo di Social Network.</text:p>
            <text:p text:style-name="P31">Nessun Utente ha bisogno di un manuale in quanto le funzionalità garantite sono basilari ed intuitive. </text:p>
          </table:table-cell>
        </table:table-row>
        <table:table-row>
          <table:table-cell table:style-name="Tabella3.A2" office:value-type="string">
            <text:p text:style-name="P40">Affidabilità</text:p>
            <text:p text:style-name="P40"/>
            <text:p text:style-name="P41">(tra cui Sicurezza , Robustezza e protezione)</text:p>
          </table:table-cell>
          <table:table-cell table:style-name="Tabella3.B2" office:value-type="string">
            <text:p text:style-name="P30">Tutti I dati del software verranno mantenuti all’interno di un database , con eventuale copia di sicurezza , per garantir<text:span text:style-name="T10">ne</text:span> la Robustezza. </text:p>
            <text:p text:style-name="P30">Inoltre tutte le password saranno cifrate per garantire la protezione e la sicurezza dei dati.</text:p>
          </table:table-cell>
        </table:table-row>
        <table:table-row>
          <table:table-cell table:style-name="Tabella3.A2" office:value-type="string">
            <text:p text:style-name="P40">Prestazione</text:p>
          </table:table-cell>
          <table:table-cell table:style-name="Tabella3.B2" office:value-type="string">
            <text:p text:style-name="P26"><text:span text:style-name="T9">BookWorm</text:span> dovrebbe poter caricare in meno di 5 secondi tutte le funzionalità del software</text:p>
          </table:table-cell>
        </table:table-row>
        <table:table-row>
          <table:table-cell table:style-name="Tabella3.A2" office:value-type="string">
            <text:p text:style-name="P40">Sostenibilità </text:p>
            <text:p text:style-name="P40"/>
            <text:p text:style-name="P42">(Compresa la Manutenibilità e la Portabilità)</text:p>
          </table:table-cell>
          <table:table-cell table:style-name="Tabella3.B2" office:value-type="string">
            <text:p text:style-name="P30">BookWorm permetterà la segnalazione di eventuali bug , correggendo il problema il prima possibile <text:span text:style-name="T10">fornendo una </text:span><text:s/><text:span text:style-name="T10">nuova</text:span> versione del software.</text:p>
          </table:table-cell>
        </table:table-row>
        <table:table-row>
          <table:table-cell table:style-name="Tabella3.A2" office:value-type="string">
            <text:p text:style-name="P40">Implementazione </text:p>
          </table:table-cell>
          <table:table-cell table:style-name="Tabella3.B2" office:value-type="string">
            <text:p text:style-name="P30">BookWorm verrà scritto basandosi su una struttura Three-Tier che utilizzerà:</text:p>
            <text:p text:style-name="P49"><text:span text:style-name="T4">J</text:span><text:span text:style-name="T3">ava, JavaScript, MySQL, CSS, HTML</text:span></text:p>
          </table:table-cell>
        </table:table-row>
        <table:table-row>
          <table:table-cell table:style-name="Tabella3.A2" office:value-type="string">
            <text:p text:style-name="P40">Requisiti Legali</text:p>
          </table:table-cell>
          <table:table-cell table:style-name="Tabella3.B2" office:value-type="string">
            <text:p text:style-name="P39"><text:span text:style-name="T8">BookWorm</text:span> utilizza licenze universali, con la possibile partecipazione di gruppi di terze parti.</text:p>
          </table:table-cell>
        </table:table-row>
      </table:table>
      <text:p text:style-name="P51"/>
      <text:p text:style-name="P11">5. TARGET ENVIRONMENT</text:p>
      <text:p text:style-name="P4">Il software è completamente autonomo</text:p>
      <text:p text:style-name="P4">Il seguente software BookWorm è sviluppato principalmente per:</text:p>
      <text:list xml:id="list2149510576" text:style-name="L5">
        <text:list-item>
          <text:p text:style-name="P53">Windows O.S.</text:p>
        </text:list-item>
        <text:list-item>
          <text:p text:style-name="P53">Linux O.S</text:p>
        </text:list-item>
        <text:list-item>
          <text:p text:style-name="P53">MAC O.S.</text:p>
          <text:p text:style-name="P53"/>
        </text:list-item>
      </text:list>
      <text:p text:style-name="P2">6.CONSEGNE E SCADENZE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20">Consegna proposta di progetto</text:p>
          </table:table-cell>
          <table:table-cell table:style-name="Tabella2.B1" office:value-type="string">
            <text:p text:style-name="P20">5 Ottobre 2020</text:p>
          </table:table-cell>
        </table:table-row>
        <table:table-row>
          <table:table-cell table:style-name="Tabella2.A2" office:value-type="string">
            <text:p text:style-name="P20">Problem Statement</text:p>
          </table:table-cell>
          <table:table-cell table:style-name="Tabella2.B2" office:value-type="string">
            <text:p text:style-name="P21">16 Ottobre 2020</text:p>
          </table:table-cell>
        </table:table-row>
        <table:table-row>
          <table:table-cell table:style-name="Tabella2.A2" office:value-type="string">
            <text:p text:style-name="P20">Requisiti e casi d’uso</text:p>
          </table:table-cell>
          <table:table-cell table:style-name="Tabella2.B2" office:value-type="string">
            <text:p text:style-name="P21">30 Ottobre 2020</text:p>
          </table:table-cell>
        </table:table-row>
        <table:table-row>
          <table:table-cell table:style-name="Tabella2.A2" office:value-type="string">
            <text:p text:style-name="P21">Requirements Analysis Document</text:p>
          </table:table-cell>
          <table:table-cell table:style-name="Tabella2.B2" office:value-type="string">
            <text:p text:style-name="P21">13 Novembre 2020</text:p>
          </table:table-cell>
        </table:table-row>
        <table:table-row>
          <table:table-cell table:style-name="Tabella2.A2" office:value-type="string">
            <text:p text:style-name="P21">System Design Document</text:p>
          </table:table-cell>
          <table:table-cell table:style-name="Tabella2.B2" office:value-type="string">
            <text:p text:style-name="P21">27 Novembre 2020</text:p>
          </table:table-cell>
        </table:table-row>
        <table:table-row>
          <table:table-cell table:style-name="Tabella2.A2" office:value-type="string">
            <text:p text:style-name="P20">Specifica delle interfacce dei moduli del sottosistema </text:p>
          </table:table-cell>
          <table:table-cell table:style-name="Tabella2.B2" office:value-type="string">
            <text:p text:style-name="P21">18 Dicembre 2020</text:p>
          </table:table-cell>
        </table:table-row>
        <table:table-row>
          <table:table-cell table:style-name="Tabella2.A2" office:value-type="string">
            <text:p text:style-name="P20"><text:span text:style-name="T2">T</text:span>est di sistema e specifica dei test case per il sottosistema</text:p>
          </table:table-cell>
          <table:table-cell table:style-name="Tabella2.B2" office:value-type="string">
            <text:p text:style-name="P21">18 Dicembre 2020</text:p>
          </table:table-cell>
        </table:table-row>
      </table:table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09:50:00</meta:creation-date>
    <meta:generator>LibreOffice/6.1.3.2$Windows_X86_64 LibreOffice_project/86daf60bf00efa86ad547e59e09d6bb77c699acb</meta:generator>
    <dc:date>2020-10-16T14:00:58.838000000</dc:date>
    <meta:editing-duration>PT27M59S</meta:editing-duration>
    <meta:editing-cycles>7</meta:editing-cycles>
    <meta:initial-creator>Davide Iannaccone</meta:initial-creator>
    <meta:document-statistic meta:table-count="7" meta:image-count="0" meta:object-count="0" meta:page-count="16" meta:paragraph-count="202" meta:word-count="1939" meta:character-count="12487" meta:non-whitespace-character-count="10727"/>
  </office:meta>
</office:document-meta>
</file>